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0ace03" officeooo:paragraph-rsid="000ace03"/>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fo:font-style="normal" officeooo:rsid="000ace03" officeooo:paragraph-rsid="000ace0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hers Day/Expectation - 1 Thessalonians 5:15-22</text:p>
      <text:p text:style-name="P2">This is Mothers Day, it is a day where we celebrate the ones who gave birth to us, cared for us, and love us unconditionally. This is a day that we set a part to give thanks to our mothers for the wonderful sacrifices they have made throughout their lives to better ours. Although this devotion does not specifically apply to today, it applies in general to everyday we are to live as Christians. We are forever grateful for our mothers, but more importantly we are forever grateful and thankful for our Lord Jesus Christ who saved us from a certain death in Hell. </text:p>
      <text:p text:style-name="P2">Towards the end of 1 Thessalonians we can see how we are to act towards each other and to God. Paul gives us a little snippet on the things that we should be doing and things that we should abstain from. We as Christians are told these things throughout the Word of God. These things are said are not to be merely glossed over but read over and over and studied and applied to our lives.</text:p>
      <text:p text:style-name="P2">Paul teaches us throughout his letters on Christians living. One only needs to look at the book of Romans to see our condition and how we are to be acting now that we are new creations in Christ Jesus. Paul of course is not the only apostle to do this, all of books written are telling us our condition and tells us how we ought to be acting. </text:p>
      <text:p text:style-name="P2">Paul tells us here that we should be gentle towards one another. Do not seek revenge, always pursue what is good (hint only good comes from God), and do not quench the Spirit. These serve as warnings, and as time goes on in this world it seems they are ever more fitting. We here the word prophecy today and we scoff, and rightly so because most of the time they are false prophecies coming from false prophets, but we are to not just scoff but test them against the Word. </text:p>
      <text:p text:style-name="P2">Finally we are to give thanks to God for everything. Without His grace, we would have nothing, without his mercy we would be desolate, without His love we would not have heaven, and without a sense of humor you would not have me...on a serious not without the love of Christ we would not have these wonderful mothers in here today, and for that on behalf of all the men (young and old) we say thank you moms for all you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9:00:15.303326945</meta:creation-date>
    <dc:title>Default</dc:title>
    <meta:editing-duration>PT36S</meta:editing-duration>
    <meta:editing-cycles>2</meta:editing-cycles>
    <meta:generator>LibreOffice/7.3.1.3$Linux_X86_64 LibreOffice_project/30$Build-3</meta:generator>
    <dc:date>2022-05-07T19:17:21.491941631</dc:date>
    <meta:document-statistic meta:table-count="0" meta:image-count="0" meta:object-count="0" meta:page-count="1" meta:paragraph-count="6" meta:word-count="426" meta:character-count="2240" meta:non-whitespace-character-count="1817"/>
    <meta:template xlink:type="simple" xlink:actuate="onRequest" xlink:title="Default" xlink:href="../../../../../../../home/pastorczo13/Templates/Default1.ott" meta:date="2022-05-07T19:00:14.777201269"/>
  </office:meta>
</office:document-meta>
</file>